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373a3c" style:font-name="apple-system" fo:font-size="15pt" fo:letter-spacing="normal" fo:font-style="normal" fo:font-weight="bold" officeooo:rsid="0001772d" officeooo:paragraph-rsid="0001772d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style:font-name="apple-system" fo:font-size="13pt" fo:letter-spacing="normal" fo:font-style="normal" fo:font-weight="bold" officeooo:rsid="0001772d" officeooo:paragraph-rsid="0001772d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style:font-name="apple-system" fo:font-size="13pt" fo:letter-spacing="normal" fo:font-style="normal" fo:font-weight="normal" officeooo:paragraph-rsid="0002d509"/>
    </style:style>
    <style:style style:name="P4" style:family="paragraph" style:parent-style-name="Text_20_body">
      <style:text-properties officeooo:paragraph-rsid="0002d509"/>
    </style:style>
    <style:style style:name="T1" style:family="text">
      <style:text-properties style:font-name="Ubuntu"/>
    </style:style>
    <style:style style:name="T2" style:family="text">
      <style:text-properties style:font-name="Ubuntu" officeooo:rsid="0001772d" style:font-size-asian="13pt" style:font-weight-asian="normal" style:font-size-complex="13pt" style:font-weight-complex="normal"/>
    </style:style>
    <style:style style:name="T3" style:family="text">
      <style:text-properties style:font-name="Ubuntu" officeooo:rsid="0002d509" style:font-size-asian="13pt" style:font-weight-asian="normal" style:font-size-complex="13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Ubuntu" fo:font-size="10.5pt" officeooo:rsid="0002d509"/>
    </style:style>
    <style:style style:name="T6" style:family="text">
      <style:text-properties fo:font-variant="normal" fo:text-transform="none" fo:color="#373a3c" style:font-name="Ubuntu" fo:font-size="13pt" fo:letter-spacing="normal" fo:font-style="normal" fo:font-weight="normal" officeooo:rsid="0002d509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373a3c" style:font-name="Ubuntu" fo:font-size="13pt" fo:letter-spacing="normal" fo:font-style="normal" fo:font-weight="bold" officeooo:rsid="0002d509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373a3c" style:font-name="Ubuntu" fo:font-size="13pt" fo:letter-spacing="normal" fo:font-style="normal" style:text-underline-style="solid" style:text-underline-width="auto" style:text-underline-color="font-color" fo:font-weight="bold" officeooo:rsid="0002d509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373a3c" style:font-name="Ubuntu" fo:font-size="13pt" fo:letter-spacing="normal" fo:font-style="normal" style:text-underline-style="none" fo:font-weight="normal" officeooo:rsid="0002d509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fo:color="#000000" style:font-name="monospace" fo:font-size="10.5pt" fo:letter-spacing="normal" fo:font-style="normal" fo:font-weight="normal" loext:padding="0in" loext:border="none"/>
    </style:style>
    <style:style style:name="T11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ẾT QUẢ ĐỘ ĐO ĐÁNH GIÁ MÔ HÌNH</text:p>
      <text:p text:style-name="P2">Đánh giá mô hình dựa trên R<text:span text:style-name="T1">²</text:span></text:p>
      <text:p text:style-name="P2"><text:span text:style-name="T1"/></text:p>
      <text:p text:style-name="P3"><text:span text:style-name="T2">Đánh </text:span><text:span text:style-name="T3">giá trên tập train: </text:span></text:p>
      <text:p text:style-name="P3"><text:span text:style-name="T3"><text:s/></text:span></text:p>
      <text:p text:style-name="P3"><text:span text:style-name="T3"><text:tab/>R² <text:s/>= </text:span><text:span text:style-name="T5">0.7338501200472263</text:span></text:p>
      <text:p text:style-name="P4"><text:line-break/><text:span text:style-name="T6">Đánh giá trên tập test: <text:s/></text:span></text:p>
      <text:p text:style-name="P4"><text:span text:style-name="T6"><text:tab/>R² <text:s/>= </text:span><text:span text:style-name="T10">-0.3410244010040486</text:span></text:p>
      <text:p text:style-name="Standard"><text:span text:style-name="T6"><text:line-break/></text:span><text:span text:style-name="T8">Nhận xét: </text:span><text:span text:style-name="T9">Huấn luyện mô hình trên tập train cho ra kết quả khá tốt. Tuy nhiên, khi ta kiểm tra đánh giá trên tập test kết quả cho khá tệ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8:07:36.624096844</meta:creation-date>
    <dc:date>2020-04-04T18:33:20.210942917</dc:date>
    <meta:editing-duration>PT4M1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65" meta:character-count="299" meta:non-whitespace-character-count="234"/>
  </office:meta>
</office:document-meta>
</file>